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opacity="32%" draw:textarea-horizontal-align="justify" draw:textarea-vertical-align="middle" draw:auto-grow-height="false" fo:min-height="11.815cm" fo:min-width="19.09cm"/>
    </style:style>
    <style:style style:name="gr2" style:family="graphic" style:parent-style-name="standard">
      <style:graphic-properties draw:fill-color="#55308d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4" style:family="graphic" style:parent-style-name="standard">
      <style:graphic-properties draw:fill="gradient" draw:fill-color="#ff8000" draw:fill-gradient-name="Gradient_20_94" draw:opacity="100%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6" style:family="graphic" style:parent-style-name="standard">
      <style:graphic-properties draw:fill="gradient" draw:fill-color="#ff8000" draw:fill-gradient-name="Gradient_20_95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9" style:family="graphic" style:parent-style-name="standard">
      <style:graphic-properties draw:fill="gradient" draw:fill-gradient-name="Gradient_20_83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0" style:family="graphic" style:parent-style-name="standard">
      <style:graphic-properties draw:fill="gradient" draw:fill-gradient-name="Gradient_20_93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1" style:family="graphic" style:parent-style-name="standard" style:list-style-name="L1">
      <style:graphic-properties draw:fill-color="#55308d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2" style:family="graphic" style:parent-style-name="standard" style:list-style-name="L1">
      <style:graphic-properties draw:fill-color="#55308d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3" style:family="graphic" style:parent-style-name="standard" style:list-style-name="L1">
      <style:graphic-properties draw:fill-color="#55308d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4" style:family="graphic" style:parent-style-name="standard" style:list-style-name="L1">
      <style:graphic-properties draw:fill-color="#55308d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339cm" fo:min-width="0.088cm" fo:wrap-option="no-wrap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17" style:family="graphic" style:parent-style-name="standard">
      <style:graphic-properties draw:fill="gradient" draw:fill-color="#ff8000" draw:fill-gradient-name="Gradient_20_94" draw:opacity="100%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19" style:family="graphic" style:parent-style-name="standard">
      <style:graphic-properties svg:stroke-color="#3465a4" draw:fill="gradient" draw:fill-color="#ff0000" draw:fill-gradient-name="Gradient_20_108" draw:textarea-horizontal-align="justify" draw:textarea-vertical-align="middle" draw:auto-grow-height="false" fo:min-height="0.339cm" fo:min-width="0.088cm" fo:wrap-option="no-wrap"/>
      <style:paragraph-properties style:writing-mode="lr-tb"/>
    </style:style>
    <style:style style:name="gr20" style:family="graphic" style:parent-style-name="standard">
      <style:graphic-properties draw:fill="gradient" draw:fill-color="#ff0000" draw:fill-gradient-name="Gradient_20_108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21" style:family="graphic" style:parent-style-name="standard">
      <style:graphic-properties draw:fill="gradient" draw:fill-color="#ff0000" draw:fill-gradient-name="Gradient_20_108" draw:textarea-horizontal-align="justify" draw:textarea-vertical-align="middle" draw:auto-grow-height="false" fo:min-height="0.339cm" fo:min-width="0.088cm" fo:wrap-option="no-wrap"/>
      <style:paragraph-properties style:writing-mode="lr-tb"/>
    </style:style>
    <style:style style:name="gr22" style:family="graphic" style:parent-style-name="standard">
      <style:graphic-properties svg:stroke-color="#3465a4" draw:fill="gradient" draw:fill-color="#ff0000" draw:fill-gradient-name="Gradient_20_108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23" style:family="graphic" style:parent-style-name="standard">
      <style:graphic-properties draw:fill="gradient" draw:fill-color="#ff8000" draw:fill-gradient-name="Gradient_20_140" draw:opacity="100%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24" style:family="graphic" style:parent-style-name="standard">
      <style:graphic-properties svg:stroke-color="#3465a4" draw:fill="gradient" draw:fill-color="#ff8000" draw:fill-gradient-name="Gradient_20_141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339cm" fo:min-width="0.675cm" fo:wrap-option="no-wrap"/>
      <style:paragraph-properties style:writing-mode="lr-tb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.926cm" fo:min-width="0.088cm" fo:wrap-option="no-wrap"/>
      <style:paragraph-properties style:writing-mode="lr-tb"/>
    </style:style>
    <style:style style:name="gr27" style:family="graphic" style:parent-style-name="standard">
      <style:graphic-properties draw:fill="gradient" draw:fill-color="#ff8000" draw:fill-gradient-name="Gradient_20_141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339cm" fo:min-width="1.265cm" fo:wrap-option="no-wrap"/>
      <style:paragraph-properties style:writing-mode="lr-tb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339cm" fo:min-width="1.852cm" fo:wrap-option="no-wrap"/>
      <style:paragraph-properties style:writing-mode="lr-tb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926cm" fo:min-width="0.675cm" fo:wrap-option="no-wrap"/>
      <style:paragraph-properties style:writing-mode="lr-tb"/>
    </style:style>
    <style:style style:name="gr31" style:family="graphic" style:parent-style-name="standard">
      <style:graphic-properties draw:fill-color="#55308d" draw:opacity="29%" draw:textarea-horizontal-align="justify" draw:textarea-vertical-align="middle" draw:auto-grow-height="false" fo:min-height="6.418cm" fo:min-width="18.55cm"/>
    </style:style>
    <style:style style:name="gr32" style:family="graphic" style:parent-style-name="standard">
      <style:graphic-properties draw:fill-color="#55308d" draw:textarea-horizontal-align="justify" draw:textarea-vertical-align="middle" draw:auto-grow-height="false" fo:min-height="1.222cm" fo:min-width="0.972cm" fo:wrap-option="no-wrap"/>
      <style:paragraph-properties style:writing-mode="lr-tb"/>
    </style:style>
    <style:style style:name="gr33" style:family="graphic" style:parent-style-name="standard">
      <style:graphic-properties draw:fill="gradient" draw:fill-color="#55308d" draw:fill-gradient-name="Gradient_20_98" draw:textarea-horizontal-align="justify" draw:textarea-vertical-align="middle" draw:auto-grow-height="false" fo:min-height="0.926cm" fo:min-width="0.676cm" fo:wrap-option="no-wrap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35" style:family="graphic" style:parent-style-name="standard">
      <style:graphic-properties draw:fill-color="#55308d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gr36" style:family="graphic" style:parent-style-name="standard">
      <style:graphic-properties draw:fill-color="#2a6099" draw:textarea-horizontal-align="justify" draw:textarea-vertical-align="middle" draw:auto-grow-height="false" fo:min-height="0.339cm" fo:min-width="0.089cm" fo:wrap-option="no-wrap"/>
      <style:paragraph-properties style:writing-mode="lr-tb"/>
    </style:style>
    <style:style style:name="P1" style:family="paragraph">
      <loext:graphic-properties draw:fill-color="#ff0000" draw:opacity="32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55308d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 style:writing-mode="lr-tb"/>
    </style:style>
    <style:style style:name="P5" style:family="paragraph">
      <loext:graphic-properties draw:fill="gradient" draw:fill-color="#ff8000" draw:fill-gradient-name="Gradient_20_94" draw:opacity="100%"/>
      <style:paragraph-properties fo:text-align="center" style:writing-mode="lr-tb"/>
    </style:style>
    <style:style style:name="P6" style:family="paragraph">
      <loext:graphic-properties draw:fill-color="#ff8000"/>
      <style:paragraph-properties fo:text-align="center" style:writing-mode="lr-tb"/>
    </style:style>
    <style:style style:name="P7" style:family="paragraph">
      <loext:graphic-properties draw:fill="gradient" draw:fill-color="#ff8000" draw:fill-gradient-name="Gradient_20_95"/>
      <style:paragraph-properties fo:text-align="center" style:writing-mode="lr-tb"/>
    </style:style>
    <style:style style:name="P8" style:family="paragraph">
      <loext:graphic-properties draw:fill-color="#2a6099"/>
      <style:paragraph-properties fo:text-align="center" style:writing-mode="lr-tb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loext:graphic-properties draw:fill="gradient" draw:fill-gradient-name="Gradient_20_83"/>
      <style:paragraph-properties fo:text-align="center" style:writing-mode="lr-tb"/>
    </style:style>
    <style:style style:name="P11" style:family="paragraph">
      <loext:graphic-properties draw:fill="gradient" draw:fill-gradient-name="Gradient_20_93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55308d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gradient" draw:fill-color="#ff0000" draw:fill-gradient-name="Gradient_20_108"/>
      <style:paragraph-properties fo:text-align="center" style:writing-mode="lr-tb"/>
    </style:style>
    <style:style style:name="P15" style:family="paragraph">
      <loext:graphic-properties draw:fill="gradient" draw:fill-color="#ff8000" draw:fill-gradient-name="Gradient_20_140" draw:opacity="100%"/>
      <style:paragraph-properties fo:text-align="center" style:writing-mode="lr-tb"/>
    </style:style>
    <style:style style:name="P16" style:family="paragraph">
      <loext:graphic-properties draw:fill="gradient" draw:fill-color="#ff8000" draw:fill-gradient-name="Gradient_20_141"/>
      <style:paragraph-properties fo:text-align="center" style:writing-mode="lr-tb"/>
    </style:style>
    <style:style style:name="P17" style:family="paragraph">
      <loext:graphic-properties draw:fill-color="#55308d" draw:opacity="29%"/>
      <style:paragraph-properties fo:text-align="center"/>
    </style:style>
    <style:style style:name="P18" style:family="paragraph">
      <style:paragraph-properties fo:text-align="center" style:writing-mode="lr-tb"/>
      <style:text-properties fo:font-size="32pt"/>
    </style:style>
    <style:style style:name="P19" style:family="paragraph">
      <loext:graphic-properties draw:fill-color="#55308d"/>
      <style:paragraph-properties fo:text-align="center" style:writing-mode="lr-tb"/>
      <style:text-properties fo:font-size="32pt"/>
    </style:style>
    <style:style style:name="P20" style:family="paragraph">
      <style:paragraph-properties fo:text-align="center" style:writing-mode="lr-tb"/>
      <style:text-properties fo:font-size="36pt" style:font-size-asian="36pt" style:font-size-complex="36pt"/>
    </style:style>
    <style:style style:name="P21" style:family="paragraph">
      <loext:graphic-properties draw:fill="gradient" draw:fill-color="#55308d" draw:fill-gradient-name="Gradient_20_98"/>
      <style:paragraph-properties fo:text-align="center" style:writing-mode="lr-tb"/>
      <style:text-properties fo:font-size="36pt" style:font-size-asian="36pt" style:font-size-complex="36pt"/>
    </style:style>
    <style:style style:name="P22" style:family="paragraph">
      <style:paragraph-properties fo:text-align="center" style:writing-mode="lr-tb"/>
      <style:text-properties fo:font-size="10pt"/>
    </style:style>
    <style:style style:name="P23" style:family="paragraph">
      <loext:graphic-properties draw:fill-color="#ff0000"/>
      <style:paragraph-properties fo:text-align="center" style:writing-mode="lr-tb"/>
      <style:text-properties fo:font-size="10pt"/>
    </style:style>
    <style:style style:name="P24" style:family="paragraph">
      <style:paragraph-properties fo:text-align="center" style:writing-mode="lr-tb"/>
      <style:text-properties fo:font-size="14pt"/>
    </style:style>
    <style:style style:name="P25" style:family="paragraph">
      <loext:graphic-properties draw:fill-color="#ffffff"/>
      <style:paragraph-properties fo:text-align="center" style:writing-mode="lr-tb"/>
      <style:text-properties fo:font-size="14pt"/>
    </style:style>
    <style:style style:name="P26" style:family="paragraph">
      <loext:graphic-properties draw:fill-color="#55308d"/>
      <style:paragraph-properties fo:text-align="center" style:writing-mode="lr-tb"/>
      <style:text-properties fo:font-size="14pt"/>
    </style:style>
    <style:style style:name="P27" style:family="paragraph">
      <loext:graphic-properties draw:fill-color="#2a6099"/>
      <style:paragraph-properties fo:text-align="center" style:writing-mode="lr-tb"/>
      <style:text-properties fo:font-size="14pt"/>
    </style:style>
    <style:style style:name="P28" style:family="paragraph">
      <loext:graphic-properties draw:fill-color="#2a6099"/>
      <style:paragraph-properties fo:text-align="center" style:writing-mode="lr-tb"/>
      <style:text-properties fo:font-size="1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0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2.065cm" svg:x="23.589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317cm" svg:y="2.904cm">
          <text:p text:style-name="P2"><text:s/>“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2.905cm" svg:y="2.904cm">
          <text:p text:style-name="P2">T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1.317cm" svg:y="4.492cm">
          <text:p text:style-name="P2">S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2.905cm" svg:y="4.492cm">
          <text:p text:style-name="P2">C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4.492cm" svg:y="2.904cm">
          <text:p text:style-name="P2">P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4.492cm" svg:y="4.492cm">
          <text:p text:style-name="P2">W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6.08cm" svg:y="2.904cm">
          <text:p text:style-name="P2">H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6.08cm" svg:y="4.492cm">
          <text:p text:style-name="P2">R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27cm" svg:height="1.27cm" svg:x="7.667cm" svg:y="4.492cm">
          <text:p text:style-name="P2">★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7.667cm" svg:y="2.904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8.62cm" svg:y="6.079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9.572cm" svg:y="2.904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27cm" svg:height="1.27cm" svg:x="9.509cm" svg:y="4.492cm">
          <text:p text:style-name="P2">☆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1.16cm" svg:y="2.904cm">
          <text:p text:style-name="P2">F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1.16cm" svg:y="4.492cm">
          <text:p text:style-name="P2">R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2.747cm" svg:y="2.904cm">
          <text:p text:style-name="P2">P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2.747cm" svg:y="4.492cm">
          <text:p text:style-name="P2">B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4.335cm" svg:y="2.904cm">
          <text:p text:style-name="P2">L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4.335cm" svg:y="4.492cm">
          <text:p text:style-name="P2">K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5.922cm" svg:y="2.904cm">
          <text:p text:style-name="P2">T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5.922cm" svg:y="4.492cm">
          <text:p text:style-name="P2">G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7.51cm" svg:y="2.904cm">
          <text:p text:style-name="P2">D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7.51cm" svg:y="4.492cm">
          <text:p text:style-name="P2">Z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19.097cm" svg:y="2.904cm">
          <text:p text:style-name="P2"><text:s/>“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7.032cm" svg:y="6.079cm">
          <text:p text:style-name="P2">O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5.445cm" svg:y="6.079cm">
          <text:p text:style-name="P2">A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1.27cm" svg:height="1.27cm" svg:x="3.857cm" svg:y="6.079cm">
          <text:p text:style-name="P2">⍺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10.207cm" svg:y="6.079cm">
          <text:p text:style-name="P2">E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11.795cm" svg:y="6.079cm">
          <text:p text:style-name="P2">U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27cm" svg:height="1.27cm" svg:x="13.382cm" svg:y="6.079cm">
          <text:p text:style-name="P2">V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8.62cm" svg:y="7.667cm">
          <text:p text:style-name="P2">!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1cm" svg:y="1.317cm">
          <text:p text:style-name="P2">𝟙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2.587cm" svg:y="1.317cm">
          <text:p text:style-name="P2">𝟚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4.175cm" svg:y="1.317cm">
          <text:p text:style-name="P2">𝟛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5.762cm" svg:y="1.317cm">
          <text:p text:style-name="P2">𝟜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3" draw:layer="layout" svg:width="1.27cm" svg:height="1.27cm" svg:x="12.112cm" svg:y="1.317cm">
          <text:p text:style-name="P12">𝟙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1.27cm" svg:height="1.27cm" svg:x="13.699cm" svg:y="1.317cm">
          <text:p text:style-name="P12">𝟚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1.27cm" svg:height="1.27cm" svg:x="15.287cm" svg:y="1.317cm">
          <text:p text:style-name="P12">𝟛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3" draw:layer="layout" svg:width="1.27cm" svg:height="1.27cm" svg:x="16.874cm" svg:y="1.317cm">
          <text:p text:style-name="P12">𝟜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8.145cm" svg:y="18.462cm">
          <text:p text:style-name="P2"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0.635cm" svg:height="0.635cm" svg:x="0.047cm" svg:y="27.304cm">
          <text:p text:style-name="P2">S</text:p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0.683cm" svg:y="27.304cm">
          <text:p text:style-name="P2">C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0.635cm" svg:height="0.635cm" svg:x="1.317cm" svg:y="26.669cm">
          <text:p text:style-name="P2">P</text:p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0.635cm" svg:height="0.635cm" svg:x="1.317cm" svg:y="27.304cm">
          <text:p text:style-name="P2">W</text:p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.952cm" svg:y="26.669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8.146cm" svg:y="14.335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0.635cm" svg:height="0.635cm" svg:x="2.587cm" svg:y="27.304cm">
          <text:p text:style-name="P2">★</text:p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0.635cm" svg:height="0.635cm" svg:x="18.78cm" svg:y="18.462cm">
          <text:p text:style-name="P2">*</text:p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3.066cm" svg:y="21.638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22.273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3.066cm" svg:y="22.273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3.7cm" svg:y="21.638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3.7cm" svg:y="22.273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21.638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22.273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4.97cm" svg:y="22.273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21.638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4" draw:layer="layout" svg:width="1.269cm" svg:height="0.635cm" draw:transform="rotate (0.782431103669058) translate (13.026cm 16.144cm)">
          <text:p text:style-name="P2">X</text:p>
          <draw:enhanced-geometry svg:viewBox="0 0 21600 21600" draw:mirror-horizontal="false" draw:mirror-vertical="false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18.146cm" svg:y="16.875cm">
          <text:p text:style-name="P2">L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12.112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12.747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12.112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9.89cm" svg:y="12.747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12.747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12.747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12.112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13.7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14.33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14.335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13.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14.335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14.335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13.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15.287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15.922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15.28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9.89cm" svg:y="15.922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15.922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15.922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15.28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17.51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17.51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16.875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9.89cm" svg:y="17.51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17.51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17.51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16.87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18.462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19.097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19.097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18.462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0.525cm" svg:y="18.462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19.097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18.462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6" draw:text-style-name="P4" draw:layer="layout" svg:width="0.634cm" svg:height="1.27cm" svg:x="1.636cm" svg:y="12.112cm">
            <text:p text:style-name="P2">D</text:p>
  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1cm" svg:y="12.747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2.27cm" svg:y="12.112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2.27cm" svg:y="12.747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5cm" svg:y="12.112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6cm" svg:y="12.747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3.54cm" svg:y="12.747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16" draw:layer="layout" svg:width="0.635cm" svg:height="0.635cm" svg:x="3.54cm" svg:y="12.112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1.636cm" svg:y="13.7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1cm" svg:y="14.335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1.636cm" svg:y="14.335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5cm" svg:y="13.7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6cm" svg:y="14.335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3.54cm" svg:y="14.335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16" draw:layer="layout" svg:width="0.635cm" svg:height="0.635cm" svg:x="3.54cm" svg:y="13.7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1.636cm" svg:y="15.287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1cm" svg:y="15.922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1.636cm" svg:y="15.922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2.27cm" svg:y="15.287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2.27cm" svg:y="15.922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3.54cm" svg:y="15.922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16" draw:layer="layout" svg:width="0.635cm" svg:height="0.635cm" svg:x="3.54cm" svg:y="15.287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1cm" svg:y="17.51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1.636cm" svg:y="17.51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2.27cm" svg:y="17.51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5cm" svg:y="16.875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6cm" svg:y="17.51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3.54cm" svg:y="17.51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16" draw:layer="layout" svg:width="0.635cm" svg:height="0.635cm" svg:x="3.54cm" svg:y="16.875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4" draw:layer="layout" svg:width="0.634cm" svg:height="1.27cm" svg:x="2.27cm" svg:y="13.7cm">
            <text:p text:style-name="P2">B</text:p>
  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4" draw:layer="layout" svg:width="0.634cm" svg:height="1.27cm" svg:x="2.906cm" svg:y="15.287cm">
            <text:p text:style-name="P2">L</text:p>
  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4" draw:layer="layout" svg:width="1.269cm" svg:height="0.635cm" svg:x="1.635cm" svg:y="16.875cm">
            <text:p text:style-name="P2">F</text:p>
  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1.636cm" svg:y="18.462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1cm" svg:y="19.097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4" draw:layer="layout" svg:width="0.635cm" svg:height="0.635cm" svg:x="2.27cm" svg:y="18.462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2.905cm" svg:y="18.462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2.906cm" svg:y="19.097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3.54cm" svg:y="19.097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3.54cm" svg:y="18.462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4" draw:layer="layout" svg:width="1.269cm" svg:height="0.635cm" svg:x="1.635cm" svg:y="19.097cm">
            <text:p text:style-name="P2">Qu</text:p>
  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5.446cm" svg:y="12.112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4.81cm" svg:y="12.747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5.446cm" svg:y="12.747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6.08cm" svg:y="12.747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6.716cm" svg:y="12.747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7.35cm" svg:y="12.747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7.35cm" svg:y="12.112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4.81cm" svg:y="14.335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5.446cm" svg:y="14.335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6.08cm" svg:y="14.335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6.716cm" svg:y="14.335cm">
            <text:p/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7.35cm" svg:y="14.335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7.35cm" svg:y="13.7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5.446cm" svg:y="15.287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4.81cm" svg:y="15.922cm">
            <text:p/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4" draw:layer="layout" svg:width="0.635cm" svg:height="0.635cm" svg:x="6.08cm" svg:y="15.287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6.715cm" svg:y="15.287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7.35cm" svg:y="15.922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7.35cm" svg:y="15.287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5.446cm" svg:y="16.875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4" draw:layer="layout" svg:width="0.635cm" svg:height="0.635cm" svg:x="6.08cm" svg:y="16.875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6.715cm" svg:y="16.875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7.35cm" svg:y="17.51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7.35cm" svg:y="16.875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5.446cm" svg:y="18.462cm">
            <text:p/>
  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4" draw:layer="layout" svg:width="0.634cm" svg:height="0.635cm" svg:x="5.446cm" svg:y="19.097cm">
            <text:p/>
  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4" draw:layer="layout" svg:width="0.635cm" svg:height="0.635cm" svg:x="6.08cm" svg:y="18.462cm">
            <text:p/>
  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14" draw:layer="layout" svg:width="0.635cm" svg:height="0.635cm" svg:x="6.08cm" svg:y="19.097cm">
            <text:p/>
  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4" draw:layer="layout" svg:width="0.634cm" svg:height="0.635cm" svg:x="6.715cm" svg:y="18.462cm">
            <text:p/>
  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15" draw:layer="layout" svg:width="0.635cm" svg:height="0.635cm" svg:x="7.35cm" svg:y="19.097cm">
            <text:p/>
  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16" draw:layer="layout" svg:width="0.635cm" svg:height="0.635cm" svg:x="7.35cm" svg:y="18.462cm">
            <text:p/>
  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4" draw:layer="layout" svg:width="1.269cm" svg:height="0.635cm" svg:x="6.081cm" svg:y="12.112cm">
            <text:p text:style-name="P2">M</text:p>
  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4" draw:layer="layout" svg:width="1.905cm" svg:height="0.635cm" svg:x="5.445cm" svg:y="13.7cm">
            <text:p text:style-name="P2">N</text:p>
            <draw:enhanced-geometry svg:viewBox="0 0 21600 21600" draw:text-areas="800 800 20800 20800" draw:type="round-rectangular-callout" draw:modifiers="12851.2067156348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4" draw:layer="layout" svg:width="1.905cm" svg:height="0.635cm" svg:x="5.445cm" svg:y="15.922cm">
            <text:p text:style-name="P2">Y</text:p>
            <draw:enhanced-geometry svg:viewBox="0 0 21600 21600" draw:text-areas="800 800 20800 20800" draw:type="round-rectangular-callout" draw:modifiers="12851.2067156348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4" draw:layer="layout" svg:width="2.54cm" svg:height="0.635cm" svg:x="4.81cm" svg:y="17.51cm">
            <text:p text:style-name="P2">J</text:p>
            <draw:enhanced-geometry svg:viewBox="0 0 21600 21600" draw:text-areas="800 800 20800 20800" draw:type="round-rectangular-callout" draw:modifiers="15029.0436835891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4" draw:layer="layout" svg:width="1.905cm" svg:height="0.635cm" svg:x="5.445cm" svg:y="13.7cm">
            <text:p text:style-name="P2">N</text:p>
            <draw:enhanced-geometry svg:viewBox="0 0 21600 21600" draw:text-areas="800 800 20800 20800" draw:type="round-rectangular-callout" draw:modifiers="12851.2067156348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4" draw:layer="layout" svg:width="1.905cm" svg:height="0.635cm" svg:x="5.445cm" svg:y="13.7cm">
            <text:p text:style-name="P2">N</text:p>
            <draw:enhanced-geometry svg:viewBox="0 0 21600 21600" draw:text-areas="800 800 20800 20800" draw:type="round-rectangular-callout" draw:modifiers="12851.2067156348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4" draw:layer="layout" svg:width="0.635cm" svg:height="0.635cm" svg:x="4.81cm" svg:y="19.097cm">
            <text:p text:style-name="P2">V</text:p>
  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4" draw:layer="layout" svg:width="0.634cm" svg:height="0.635cm" svg:x="6.716cm" svg:y="19.097cm">
            <text:p text:style-name="P2">*</text:p>
  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4" draw:layer="layout" svg:width="0.634cm" svg:height="1.27cm" svg:x="18.146cm" svg:y="12.112cm">
            <text:p text:style-name="P2">L</text:p>
  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0" draw:text-style-name="P14" draw:layer="layout" svg:width="0.635cm" svg:height="0.635cm" svg:x="12.43cm" svg:y="12.747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12.112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12.747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4.97cm" svg:y="12.747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12.112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3.066cm" svg:y="13.7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14.33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3.7cm" svg:y="13.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3.7cm" svg:y="14.335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13.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14.335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13.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15.922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15.28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15.922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4.97cm" svg:y="15.922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15.28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3.066cm" svg:y="16.875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17.51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3.7cm" svg:y="16.875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3.7cm" svg:y="17.51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16.875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4.97cm" svg:y="17.51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16.87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3.066cm" svg:y="18.462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19.097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3.7cm" svg:y="18.462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3.7cm" svg:y="19.097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18.462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19.097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controls" svg:width="0.635cm" svg:height="0.635cm" svg:x="0.048cm" svg:y="27.304cm">
          <text:p text:style-name="P2">S</text:p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.953cm" svg:y="26.669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controls" svg:width="0.635cm" svg:height="0.635cm" svg:x="8.62cm" svg:y="12.747cm">
          <text:p text:style-name="P2">S</text:p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0.525cm" svg:y="12.112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controls" svg:width="0.635cm" svg:height="0.635cm" svg:x="9.89cm" svg:y="14.335cm">
          <text:p text:style-name="P2">W</text:p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0.526cm" svg:y="13.7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9.255cm" svg:y="15.922cm">
          <text:p text:style-name="P2">C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0.525cm" svg:y="15.287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9.255cm" svg:y="16.875cm">
          <text:p text:style-name="P2">T</text:p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0.525cm" svg:y="16.875cm">
          <text:p text:style-name="P2">H</text:p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controls" svg:width="0.635cm" svg:height="0.635cm" svg:x="9.89cm" svg:y="19.097cm">
          <text:p text:style-name="P2">W</text:p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0.526cm" svg:y="19.097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controls" svg:width="0.634cm" svg:height="0.635cm" svg:x="16.876cm" svg:y="12.112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6.24cm" svg:y="12.747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controls" svg:width="0.635cm" svg:height="0.635cm" svg:x="17.51cm" svg:y="12.112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7.51cm" svg:y="12.747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controls" svg:width="0.635cm" svg:height="0.635cm" svg:x="18.78cm" svg:y="12.747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controls" svg:width="0.635cm" svg:height="0.635cm" svg:x="18.78cm" svg:y="12.112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6.24cm" svg:y="14.33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controls" svg:width="0.635cm" svg:height="0.635cm" svg:x="17.51cm" svg:y="13.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7.51cm" svg:y="14.335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controls" svg:width="0.634cm" svg:height="0.635cm" svg:x="18.145cm" svg:y="13.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controls" svg:width="0.635cm" svg:height="0.635cm" svg:x="18.78cm" svg:y="14.335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controls" svg:width="0.635cm" svg:height="0.635cm" svg:x="18.78cm" svg:y="13.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6.24cm" svg:y="15.922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controls" svg:width="0.634cm" svg:height="0.635cm" svg:x="16.876cm" svg:y="15.922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7.51cm" svg:y="15.922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controls" svg:width="0.634cm" svg:height="0.635cm" svg:x="18.145cm" svg:y="15.28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controls" svg:width="0.635cm" svg:height="0.635cm" svg:x="18.78cm" svg:y="15.922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controls" svg:width="0.635cm" svg:height="0.635cm" svg:x="18.78cm" svg:y="15.28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6.24cm" svg:y="17.51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controls" svg:width="0.634cm" svg:height="0.635cm" svg:x="16.876cm" svg:y="17.51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7.51cm" svg:y="17.51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controls" svg:width="0.635cm" svg:height="0.635cm" svg:x="18.78cm" svg:y="17.51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controls" svg:width="0.635cm" svg:height="0.635cm" svg:x="18.78cm" svg:y="16.87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controls" svg:width="0.635cm" svg:height="0.635cm" svg:x="16.24cm" svg:y="19.097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controls" svg:width="0.634cm" svg:height="0.635cm" svg:x="18.146cm" svg:y="19.097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controls" svg:width="0.635cm" svg:height="0.635cm" svg:x="18.78cm" svg:y="19.097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" draw:layer="controls" svg:width="1.269cm" svg:height="1.27cm" svg:x="16.876cm" svg:y="18.462cm">
          <text:p text:style-name="P2">NG</text:p>
          <draw:enhanced-geometry svg:viewBox="0 0 21600 21600" draw:text-areas="800 800 20800 20800" draw:type="round-rectangular-callout" draw:modifiers="7228.34645669291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controls" svg:width="0.634cm" svg:height="0.635cm" svg:x="13.065cm" svg:y="14.335cm">
          <text:p text:style-name="P2">K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controls" svg:width="0.635cm" svg:height="0.635cm" svg:x="14.969cm" svg:y="14.335cm">
          <text:p text:style-name="P2">★</text:p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4" draw:layer="controls" svg:width="1.269cm" svg:height="0.635cm" svg:x="16.875cm" svg:y="16.875cm">
          <text:p text:style-name="P2">F</text:p>
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3.065cm" svg:y="17.51cm">
          <text:p text:style-name="P2">C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4.335cm" svg:y="17.51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3.065cm" svg:y="19.097cm">
          <text:p text:style-name="P2">C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0.635cm" svg:height="0.635cm" svg:x="14.969cm" svg:y="19.097cm">
          <text:p text:style-name="P2">★</text:p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0.635cm" svg:height="0.635cm" svg:x="14.969cm" svg:y="18.462cm">
          <text:p text:style-name="P2">K</text:p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6.875cm" svg:y="12.747cm">
          <text:p text:style-name="P2">C</text:p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16.875cm" svg:y="13.7cm">
          <text:p text:style-name="P2">D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8.145cm" svg:y="15.922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4" draw:layer="layout" svg:width="1.269cm" svg:height="0.635cm" svg:x="4.493cm" svg:y="27.304cm">
          <text:p text:style-name="P2">T</text:p>
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1.955cm" svg:y="27.304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6.715cm" svg:y="20.685cm">
          <text:p text:style-name="P2">R</text:p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4" draw:layer="layout" svg:width="1.269cm" svg:height="0.635cm" svg:x="16.876cm" svg:y="15.287cm">
          <text:p text:style-name="P2">F</text:p>
          <draw:enhanced-geometry svg:viewBox="0 0 21600 21600" draw:text-areas="800 800 20800 20800" draw:type="round-rectangular-callout" draw:modifiers="8469.92125984252 17083.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6.08cm" svg:y="20.05cm">
          <text:p text:style-name="P2">B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" draw:layer="layout" svg:width="1.269cm" svg:height="1.27cm" svg:x="10.526cm" svg:y="23.225cm">
          <text:p text:style-name="P2">G</text:p>
          <draw:enhanced-geometry svg:viewBox="0 0 21600 21600" draw:text-areas="800 800 20800 20800" draw:type="round-rectangular-callout" draw:modifiers="7228.34645669291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0.634cm" svg:height="0.635cm" svg:x="0.684cm" svg:y="26.669cm">
          <text:p text:style-name="P2">T</text:p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21.637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22.272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22.272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21.63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9.89cm" svg:y="22.272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0.525cm" svg:y="21.63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22.272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22.272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21.63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5.446cm" svg:y="21.638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4.81cm" svg:y="22.273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5.446cm" svg:y="22.273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6.08cm" svg:y="21.638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6.08cm" svg:y="22.273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6.715cm" svg:y="21.638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6.716cm" svg:y="22.273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7.35cm" svg:y="22.273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7.35cm" svg:y="21.638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.636cm" svg:y="21.637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cm" svg:y="22.272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.636cm" svg:y="22.272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2.27cm" svg:y="21.637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2.27cm" svg:y="22.272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2.905cm" svg:y="21.637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2.906cm" svg:y="22.272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3.54cm" svg:y="22.272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3.54cm" svg:y="21.637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6.876cm" svg:y="21.638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6.24cm" svg:y="22.273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6.876cm" svg:y="22.273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7.51cm" svg:y="21.638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7.51cm" svg:y="22.273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8.145cm" svg:y="21.638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8.146cm" svg:y="22.273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8.78cm" svg:y="22.273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8.78cm" svg:y="21.638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3.066cm" svg:y="20.05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2.43cm" svg:y="20.68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3.066cm" svg:y="20.685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3.7cm" svg:y="20.05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3.7cm" svg:y="20.685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4.335cm" svg:y="20.05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4.336cm" svg:y="20.685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4.97cm" svg:y="20.685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4.97cm" svg:y="20.0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9.256cm" svg:y="20.049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8.62cm" svg:y="20.684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9.256cm" svg:y="20.684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9.89cm" svg:y="20.049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9.89cm" svg:y="20.684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0.525cm" svg:y="20.049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0.526cm" svg:y="20.684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1.16cm" svg:y="20.684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1.16cm" svg:y="20.049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5.446cm" svg:y="20.05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4.81cm" svg:y="20.68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5.446cm" svg:y="20.685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6.715cm" svg:y="20.05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7.35cm" svg:y="20.685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7.35cm" svg:y="20.0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.636cm" svg:y="20.049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cm" svg:y="20.684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.636cm" svg:y="20.684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3.54cm" svg:y="20.684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3.54cm" svg:y="20.049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6.876cm" svg:y="20.05cm">
          <text:p/>
          <draw:enhanced-geometry svg:viewBox="0 0 21600 21600" draw:text-areas="800 800 20800 20800" draw:type="round-rectangular-callout" draw:modifiers="14422.6771653543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6.24cm" svg:y="20.685cm">
          <text:p/>
          <draw:enhanced-geometry svg:viewBox="0 0 21600 21600" draw:text-areas="800 800 20800 20800" draw:type="round-rectangular-callout" draw:modifiers="10290.5660377358 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6.876cm" svg:y="20.685cm">
          <text:p/>
          <draw:enhanced-geometry svg:viewBox="0 0 21600 21600" draw:text-areas="800 800 20800 20800" draw:type="round-rectangular-callout" draw:modifiers="11633.3858267717 8116.98113207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0.635cm" svg:height="0.635cm" svg:x="17.51cm" svg:y="20.05cm">
          <text:p/>
          <draw:enhanced-geometry svg:viewBox="0 0 21600 21600" draw:text-areas="800 800 20800 20800" draw:type="round-rectangular-callout" draw:modifiers="11683.0188679245 10901.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635cm" svg:height="0.635cm" svg:x="17.51cm" svg:y="20.685cm">
          <text:p/>
          <draw:enhanced-geometry svg:viewBox="0 0 21600 21600" draw:text-areas="800 800 20800 20800" draw:type="round-rectangular-callout" draw:modifiers="10969.8113207547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634cm" svg:height="0.635cm" svg:x="18.145cm" svg:y="20.05cm">
          <text:p/>
          <draw:enhanced-geometry svg:viewBox="0 0 21600 21600" draw:text-areas="800 800 20800 20800" draw:type="round-rectangular-callout" draw:modifiers="8878.11023622047 6758.49056603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0.634cm" svg:height="0.635cm" svg:x="18.146cm" svg:y="20.685cm">
          <text:p/>
          <draw:enhanced-geometry svg:viewBox="0 0 21600 21600" draw:text-areas="800 800 20800 20800" draw:type="round-rectangular-callout" draw:modifiers="10272.7559055118 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0.635cm" svg:height="0.635cm" svg:x="18.78cm" svg:y="20.685cm">
          <text:p/>
          <draw:enhanced-geometry svg:viewBox="0 0 21600 21600" draw:text-areas="800 800 20800 20800" draw:type="round-rectangular-callout" draw:modifiers="10969.8113207547 6045.28301886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0.635cm" svg:height="0.635cm" svg:x="18.78cm" svg:y="20.05cm">
          <text:p/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2.906cm" svg:y="20.05cm">
          <text:p text:style-name="P2">L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3.86cm" svg:y="26.671cm">
          <text:p text:style-name="P2">D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2.272cm" svg:y="20.051cm">
          <text:p text:style-name="P2">B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draw:layer="layout" svg:width="0.634cm" svg:height="1.27cm" svg:x="2.273cm" svg:y="20.052cm">
          <text:p text:style-name="P2">B</text:p>
          <draw:enhanced-geometry svg:viewBox="0 0 21600 21600" draw:text-areas="800 800 20800 20800" draw:type="round-rectangular-callout" draw:modifiers="14422.6771653543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" draw:layer="layout" svg:width="1.269cm" svg:height="1.27cm" svg:x="13.066cm" svg:y="12.114cm">
          <text:p text:style-name="P2">G</text:p>
          <draw:enhanced-geometry svg:viewBox="0 0 21600 21600" draw:text-areas="800 800 20800 20800" draw:type="round-rectangular-callout" draw:modifiers="7228.34645669291 5438.2376081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0.635cm" svg:height="0.635cm" svg:x="2.587cm" svg:y="26.669cm">
          <text:p text:style-name="P2">*</text:p>
          <draw:enhanced-geometry svg:viewBox="0 0 21600 21600" draw:text-areas="800 800 20800 20800" draw:type="round-rectangular-callout" draw:modifiers="12498.1132075472 11003.7735849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31" draw:text-style-name="P17" draw:layer="layout" svg:width="19.05cm" svg:height="6.668cm" svg:x="1.317cm" svg:y="1.9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588cm" svg:height="1.588cm" svg:x="1.317cm" svg:y="1.952cm">
          <text:p text:style-name="P18"><text:span text:style-name="T1">!</text:span></text:p>
          <draw:enhanced-geometry svg:viewBox="0 0 21600 21600" draw:text-areas="800 800 20800 20800" draw:type="round-rectangular-callout" draw:modifiers="7476.40025173065 17331.655129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27cm" svg:height="1.27cm" svg:x="1.952cm" svg:y="3.857cm">
          <text:p text:style-name="P2">:) 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3.54cm" svg:y="3.857cm">
          <text:p text:style-name="P2">7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1" draw:layer="layout" svg:width="1.27cm" svg:height="1.27cm" svg:x="1.952cm" svg:y="5.445cm">
          <text:p text:style-name="P20"><text:span text:style-name="T2">☺</text:span>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3.54cm" svg:y="5.445cm">
          <text:p text:style-name="P2">1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5.127cm" svg:y="3.857cm">
          <text:p text:style-name="P2">8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5.127cm" svg:y="5.445cm">
          <text:p text:style-name="P2">2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6.715cm" svg:y="3.857cm">
          <text:p text:style-name="P2">9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27cm" svg:height="1.27cm" svg:x="6.715cm" svg:y="5.445cm">
          <text:p text:style-name="P2">3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27cm" svg:height="1.27cm" svg:x="8.302cm" svg:y="5.445cm">
          <text:p text:style-name="P2">★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8.302cm" svg:y="3.857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9.255cm" svg:y="7.032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27cm" svg:height="1.27cm" svg:x="10.207cm" svg:y="3.857cm">
          <text:p text:style-name="P2">*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27cm" svg:height="1.27cm" svg:x="10.144cm" svg:y="5.445cm">
          <text:p text:style-name="P2">☆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1.795cm" svg:y="3.857cm">
          <text:p text:style-name="P2">;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1.795cm" svg:y="5.445cm">
          <text:p text:style-name="P2">←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3.382cm" svg:y="3.857cm">
          <text:p text:style-name="P2">↑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3.382cm" svg:y="5.445cm">
          <text:p text:style-name="P2">↓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4.97cm" svg:y="3.857cm">
          <text:p text:style-name="P2">(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4.97cm" svg:y="5.445cm">
          <text:p text:style-name="P2">→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6.557cm" svg:y="3.857cm">
          <text:p text:style-name="P2">)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6.557cm" svg:y="5.445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8.145cm" svg:y="3.857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.27cm" svg:height="1.27cm" svg:x="18.145cm" svg:y="5.445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7.667cm" svg:y="7.032cm">
          <text:p text:style-name="P2">↩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6.08cm" svg:y="7.032cm">
          <text:p text:style-name="P2">0</text:p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1.27cm" svg:height="1.27cm" svg:x="4.492cm" svg:y="7.032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10.842cm" svg:y="7.032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.27cm" svg:height="1.27cm" svg:x="12.43cm" svg:y="7.032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27cm" svg:height="1.27cm" svg:x="14.017cm" svg:y="7.032cm">
          <text:p/>
          <draw:enhanced-geometry svg:viewBox="0 0 21600 21600" draw:text-areas="800 800 20800 20800" draw:type="round-rectangular-callout" draw:modifiers="9346.97088906373 21667.977970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2.27cm" svg:y="8.937cm">
          <text:p text:style-name="P22"><text:span text:style-name="T3">0-9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0.635cm" svg:height="0.635cm" svg:x="2.905cm" svg:y="8.937cm">
          <text:p text:style-name="P2">*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3.54cm" svg:y="8.937cm">
          <text:p text:style-name="P24"><text:span text:style-name="T4">!@...-+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.635cm" svg:y="8.937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2.27cm" svg:y="9.572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7" draw:layer="layout" svg:width="0.635cm" svg:height="0.635cm" svg:x="2.905cm" svg:y="9.572cm">
          <text:p text:style-name="P24"><text:span text:style-name="T4">;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3.54cm" svg:y="9.572cm">
          <text:p text:style-name="P24"><text:span text:style-name="T4">. , ; ….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.635cm" svg:y="9.572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2.27cm" svg:y="10.207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7" draw:layer="layout" svg:width="0.635cm" svg:height="0.635cm" svg:x="2.905cm" svg:y="10.207cm">
          <text:p text:style-name="P24"><text:span text:style-name="T4">(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3.54cm" svg:y="10.207cm">
          <text:p text:style-name="P24"><text:span text:style-name="T4">( { [ / &lt;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.635cm" svg:y="10.207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15.922cm" svg:y="8.937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8" draw:layer="layout" svg:width="0.635cm" svg:height="0.635cm" svg:x="16.557cm" svg:y="8.937cm">
          <text:p text:style-name="P22"><text:span text:style-name="T3">A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17.192cm" svg:y="8.937cm">
          <text:p text:style-name="P24"><text:span text:style-name="T4">(͡° ͜ʖ ͡°)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4.652cm" svg:y="8.937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6" draw:layer="layout" svg:width="0.635cm" svg:height="0.635cm" svg:x="15.287cm" svg:y="8.937cm">
          <text:p text:style-name="P24"><text:span text:style-name="T4">:)</text:span></text:p>
          <draw:enhanced-geometry svg:viewBox="0 0 21600 21600" draw:text-areas="800 800 20800 20800" draw:type="round-rectangular-callout" draw:modifiers="11920.7547169811 12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15.922cm" svg:y="9.572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8" draw:layer="layout" svg:width="0.635cm" svg:height="0.635cm" svg:x="16.557cm" svg:y="9.572cm">
          <text:p text:style-name="P22"><text:span text:style-name="T3">A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17.192cm" svg:y="9.572cm">
          <text:p text:style-name="P24"><text:span text:style-name="T4">☹☻♥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4.652cm" svg:y="9.572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6" draw:layer="layout" svg:width="0.635cm" svg:height="0.635cm" svg:x="15.287cm" svg:y="9.572cm">
          <text:p text:style-name="P24"><text:span text:style-name="T4">☺</text:span></text:p>
          <draw:enhanced-geometry svg:viewBox="0 0 21600 21600" draw:text-areas="800 800 20800 20800" draw:type="round-rectangular-callout" draw:modifiers="11920.7547169811 12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15.922cm" svg:y="10.207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8" draw:layer="layout" svg:width="0.635cm" svg:height="0.635cm" svg:x="16.557cm" svg:y="10.207cm">
          <text:p text:style-name="P22"><text:span text:style-name="T3">A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17.192cm" svg:y="10.207cm">
          <text:p text:style-name="P24"><text:span text:style-name="T4">:thonk: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14.017cm" svg:y="10.207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6" draw:layer="layout" svg:width="0.635cm" svg:height="0.635cm" svg:x="15.287cm" svg:y="10.207cm">
          <text:p text:style-name="P29"><text:span text:style-name="T4">☺</text:span></text:p>
          <draw:enhanced-geometry svg:viewBox="0 0 21600 21600" draw:text-areas="800 800 20800 20800" draw:type="round-rectangular-callout" draw:modifiers="11920.7547169811 12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6" draw:layer="layout" svg:width="0.635cm" svg:height="0.635cm" svg:x="14.652cm" svg:y="10.207cm">
          <text:p text:style-name="P24"><text:span text:style-name="T4">:)</text:span></text:p>
          <draw:enhanced-geometry svg:viewBox="0 0 21600 21600" draw:text-areas="800 800 20800 20800" draw:type="round-rectangular-callout" draw:modifiers="11920.7547169811 12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draw:layer="layout" svg:width="0.635cm" svg:height="0.635cm" svg:x="7.35cm" svg:y="8.937cm">
          <text:p text:style-name="P22"><text:span text:style-name="T3">A</text:span></text:p>
          <draw:enhanced-geometry svg:viewBox="0 0 21600 21600" draw:text-areas="800 800 20800 20800" draw:type="round-rectangular-callout" draw:modifiers="4075.47169811321 5230.1886792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1.905cm" svg:height="0.635cm" svg:x="8.62cm" svg:y="8.937cm">
          <text:p text:style-name="P24"><text:span text:style-name="T4">“ ‘ </text:span><text:span text:style-name="T4">` ~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635cm" svg:height="0.635cm" svg:x="6.08cm" svg:y="8.937cm">
          <text:p text:style-name="P24"><text:span text:style-name="T4">!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6" draw:layer="layout" svg:width="0.635cm" svg:height="0.635cm" svg:x="6.715cm" svg:y="8.937cm">
          <text:p text:style-name="P24"><text:span text:style-name="T4">“</text:span></text:p>
          <draw:enhanced-geometry svg:viewBox="0 0 21600 21600" draw:text-areas="800 800 20800 20800" draw:type="round-rectangular-callout" draw:modifiers="14705.6603773585 9441.50943396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7" draw:layer="layout" svg:width="0.635cm" svg:height="0.635cm" svg:x="7.985cm" svg:y="8.937cm">
          <text:p text:style-name="P24"><text:span text:style-name="T4">;</text:span></text:p>
          <draw:enhanced-geometry svg:viewBox="0 0 21600 21600" draw:text-areas="800 800 20800 20800" draw:type="round-rectangular-callout" draw:modifiers="13143.3962264151 12566.0377358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8" draw:display-name="Gradient 108" draw:style="radial" draw:cx="50%" draw:cy="50%" draw:start-color="#ff0000" draw:end-color="#ffffff" draw:start-intensity="100%" draw:end-intensity="100%" draw:border="0%"/>
    <draw:gradient draw:name="Gradient_20_140" draw:display-name="Gradient 140" draw:style="radial" draw:cx="50%" draw:cy="50%" draw:start-color="#ff8000" draw:end-color="#ffffff" draw:start-intensity="100%" draw:end-intensity="100%" draw:border="0%"/>
    <draw:gradient draw:name="Gradient_20_141" draw:display-name="Gradient 141" draw:style="radial" draw:cx="50%" draw:cy="50%" draw:start-color="#ff8000" draw:end-color="#ffffff" draw:start-intensity="100%" draw:end-intensity="100%" draw:border="0%"/>
    <draw:gradient draw:name="Gradient_20_83" draw:display-name="Gradient 83" draw:style="linear" draw:start-color="#ff0000" draw:end-color="#00a933" draw:start-intensity="100%" draw:end-intensity="100%" draw:angle="30deg" draw:border="0%"/>
    <draw:gradient draw:name="Gradient_20_93" draw:display-name="Gradient 93" draw:style="linear" draw:start-color="#00a933" draw:end-color="#2a6099" draw:start-intensity="100%" draw:end-intensity="100%" draw:angle="120deg" draw:border="0%"/>
    <draw:gradient draw:name="Gradient_20_94" draw:display-name="Gradient 94" draw:style="linear" draw:start-color="#ff0000" draw:end-color="#ff8000" draw:start-intensity="100%" draw:end-intensity="100%" draw:angle="120deg" draw:border="0%"/>
    <draw:gradient draw:name="Gradient_20_95" draw:display-name="Gradient 95" draw:style="linear" draw:start-color="#ff8000" draw:end-color="#2a6099" draw:start-intensity="100%" draw:end-intensity="100%" draw:angle="30deg" draw:border="0%"/>
    <draw:gradient draw:name="Gradient_20_98" draw:display-name="Gradient 98" draw:style="linear" draw:start-color="#55308d" draw:end-color="#ff00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2T15:00:30.902908377</meta:creation-date>
    <dc:date>2021-07-29T15:25:21.567966393</dc:date>
    <meta:editing-duration>P1DT53M49S</meta:editing-duration>
    <meta:editing-cycles>6</meta:editing-cycles>
    <meta:generator>LibreOffice/7.0.6.2$Linux_X86_64 LibreOffice_project/00$Build-2</meta:generator>
    <meta:document-statistic meta:object-count="407"/>
  </office:meta>
</office:document-meta>
</file>